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P2" style:family="paragraph" style:parent-style-name="Standard">
      <style:paragraph-properties fo:line-height="135%"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officeooo:rsid="001d73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1]</text:p>
      <text:p text:style-name="P1">D. Searcey and M. Santora, “Boko Haram ranked ahead of ISIS for deadliest terror group,” <text:span text:style-name="T1">New York Times</text:span>, New York, New York, 14-Nov-2015.</text:p>
      <text:p text:style-name="P2">[<text:span text:style-name="T2">9</text:span>]</text:p>
      <text:p text:style-name="P1">L. W. Barsalou, “Flexibility, structure, and linguistic vagary in concepts: Manifestations of a compositional system of perceptual symbols,” <text:span text:style-name="T1">Theories of memory</text:span>, vol. 1, 1993.</text:p>
      <text:p text:style-name="P1">[<text:span text:style-name="T2">13</text:span>]</text:p>
      <text:p text:style-name="P1">L. Richardson, “Beautiful soup documentation.” 2007.</text:p>
      <text:p text:style-name="P1">[<text:span text:style-name="T2">14</text:span>]</text:p>
      <text:p text:style-name="P1">K. Hornik and I. Feinerer, “tm: Text Mining Package. R package version 0.6-1.” .</text:p>
      <text:p text:style-name="P1">[1<text:span text:style-name="T2">5</text:span>]</text:p>
      <text:p text:style-name="P1">K. Hornik and B. Grün, “topicmodels: An R package for fitting topic models,” <text:span text:style-name="T1">Journal of Statistical Software</text:span>, vol. 40, no. 13, pp. 1–30, 2011.</text:p>
      <text:p text:style-name="P1">[1<text:span text:style-name="T2">7</text:span>]</text:p>
      <text:p text:style-name="P1">S. Evert, “Distributional Semantics in R with the wordspace Package.,” in <text:span text:style-name="T1">COLING (Demos)</text:span>, 2014, pp. 110–114.</text:p>
      <text:p text:style-name="P1">[<text:span text:style-name="T2">20</text:span>]</text:p>
      <text:p text:style-name="P1">G. Csardi and T. Nepusz, “The igraph software package for complex network research,” <text:span text:style-name="T1">InterJournal, Complex Systems</text:span>, vol. 1695, no. 5, pp. 1–9, 2006.</text:p>
      <text:p text:style-name="P1">[<text:span text:style-name="T2">21</text:span>]</text:p>
      <text:p text:style-name="P1">E. Dimitriadou, K. Hornik, F. Leisch, D. Meyer, and A. Weingessel, “e1071: Misc Functions of the Department of Statistics (e1071), TU Wien, 2006,” <text:span text:style-name="T1">URL http://www. R-project. org. R package version</text:span>, pp. 1–5.</text:p>
      <text:p text:style-name="P1">[<text:span text:style-name="T2">23</text:span>]</text:p>
      <text:p text:style-name="P1">F. Günther and S. Fritsch, “neuralnet: Training of neural networks,” <text:span text:style-name="T1">The R Journal</text:span>, vol. 2, no. 1, pp. 30–38, 201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20:19.906320873</meta:creation-date>
    <dc:date>2016-04-07T14:28:24.769541907</dc:date>
    <meta:editing-duration>PT8M6S</meta:editing-duration>
    <meta:editing-cycles>1</meta:editing-cycles>
    <meta:document-statistic meta:table-count="0" meta:image-count="0" meta:object-count="0" meta:page-count="1" meta:paragraph-count="18" meta:word-count="196" meta:character-count="1196" meta:non-whitespace-character-count="1023"/>
    <meta:generator>LibreOffice/5.1.2.2$Linux_X86_64 LibreOffice_project/10m0$Build-2</meta:generator>
  </office:meta>
</office:document-meta>
</file>